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34-2014</text:p>
      <text:p text:style-name="P44"><text:span text:style-name="T5">Maturín, </text:span><text:span text:style-name="Fuente_20_de_20_párrafo_20_predeter."><text:span text:style-name="T3">23</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Julio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37-2014</text:span><text:span text:style-name="T14"> </text:span><text:span text:style-name="T8">DE FECHA 18-07-2014</text:span></text:p>
      <text:p text:style-name="P36"/>
      <text:p text:style-name="P29"><text:span text:style-name="T8">OBJETO: </text:span><text:span text:style-name="T9">ADQUISICION DE SELLOS PARA USO EXCLUSIVO DE ESTE ORGANO DE CONTROL FISCAL</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ICONGRAPH L.B,C, C.A<text:line-break/>- Oferta "B": IMPRESOS Y SISTEMAS G.33,C.A<text:line-break/>- Oferta "C": TALLER DE EQUIPOS PARA OFICINA,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B"</text:p>
          </table:table-cell>
          <table:table-cell table:style-name="Tabla4.A2" office:value-type="string">
            <text:p text:style-name="P39">30</text:p>
          </table:table-cell>
          <table:table-cell table:style-name="Tabla4.A2" office:value-type="string">
            <text:p text:style-name="P40">0</text:p>
          </table:table-cell>
          <table:table-cell table:style-name="Tabla4.A2" office:value-type="string">
            <text:p text:style-name="P39">10</text:p>
          </table:table-cell>
          <table:table-cell table:style-name="Tabla4.E2" office:value-type="string">
            <text:p text:style-name="P43"><text:span text:style-name="T12">40</text:span><text:span text:style-name="T12"/></text:p>
          </table:table-cell>
        </table:table-row>
        <table:table-row>
          <table:table-cell table:style-name="Tabla4.A2" office:value-type="string">
            <text:p text:style-name="P41">Oferta "C"</text:p>
          </table:table-cell>
          <table:table-cell table:style-name="Tabla4.A2" office:value-type="string">
            <text:p text:style-name="P39">40</text:p>
          </table:table-cell>
          <table:table-cell table:style-name="Tabla4.A2" office:value-type="string">
            <text:p text:style-name="P40">10</text:p>
          </table:table-cell>
          <table:table-cell table:style-name="Tabla4.A2" office:value-type="string">
            <text:p text:style-name="P39">10</text:p>
          </table:table-cell>
          <table:table-cell table:style-name="Tabla4.E2" office:value-type="string">
            <text:p text:style-name="P43"><text:span text:style-name="T12">6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ICONGRAPH L.B,C, C.A</text:span></text:p>
          </table:table-cell>
          <table:table-cell table:style-name="Tabla3.A3" office:value-type="string">
            <text:p text:style-name="P49">Oferta mas Economica<text:line-break/><text:line-break/>Monto oferta "A"</text:p>
          </table:table-cell>
          <table:table-cell table:style-name="Tabla3.A3" office:value-type="string">
            <text:p text:style-name="P49">21.952,0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B": IMPRESOS Y SISTEMAS G.33,C.A</text:span></text:p>
          </table:table-cell>
          <table:table-cell table:style-name="Tabla3.A3" office:value-type="string">
            <text:p text:style-name="P49">Oferta mas Economica<text:line-break/><text:line-break/>Monto oferta "B"</text:p>
          </table:table-cell>
          <table:table-cell table:style-name="Tabla3.A3" office:value-type="string">
            <text:p text:style-name="P49">21.952,00<text:line-break/><text:line-break/><text:line-break/>27.585,60</text:p>
          </table:table-cell>
          <table:table-cell table:style-name="Tabla3.A3" office:value-type="string">
            <text:p text:style-name="P49">0,80</text:p>
          </table:table-cell>
          <table:table-cell table:style-name="Tabla3.A3" office:value-type="string">
            <text:p text:style-name="P50">40</text:p>
          </table:table-cell>
          <table:table-cell table:style-name="Tabla3.F3" office:value-type="string">
            <text:p text:style-name="P4">31,83</text:p>
          </table:table-cell>
        </table:table-row>
        <table:table-row>
          <table:table-cell table:style-name="Tabla3.A3" office:value-type="string">
            <text:p text:style-name="P5"><text:span text:style-name="T11"/><text:span text:style-name="T13">"C": TALLER DE EQUIPOS PARA OFICINA,C.A</text:span></text:p>
          </table:table-cell>
          <table:table-cell table:style-name="Tabla3.A3" office:value-type="string">
            <text:p text:style-name="P49">Oferta mas Economica<text:line-break/><text:line-break/>Monto oferta "C"</text:p>
          </table:table-cell>
          <table:table-cell table:style-name="Tabla3.A3" office:value-type="string">
            <text:p text:style-name="P49">21.952,00<text:line-break/><text:line-break/><text:line-break/>21.952,00</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ICONGRAPH L.B,C, 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B"</text:p>
          </table:table-cell>
          <table:table-cell table:style-name="Tabla1.A2" office:value-type="string">
            <text:p text:style-name="P42">IMPRESOS Y SISTEMAS G.33,C.A</text:p>
          </table:table-cell>
          <table:table-cell table:style-name="Tabla1.A2" office:value-type="string">
            <text:p text:style-name="P42">40</text:p>
          </table:table-cell>
          <table:table-cell table:style-name="Tabla1.A2" office:value-type="string">
            <text:p text:style-name="P42">31,83</text:p>
          </table:table-cell>
          <table:table-cell table:style-name="Tabla1.A1" office:value-type="string">
            <text:p text:style-name="P3">71,83</text:p>
          </table:table-cell>
        </table:table-row>
        <table:table-row table:style-name="Tabla1.4">
          <table:table-cell table:style-name="Tabla1.A2" office:value-type="string">
            <text:p text:style-name="P2">"C"</text:p>
          </table:table-cell>
          <table:table-cell table:style-name="Tabla1.A2" office:value-type="string">
            <text:p text:style-name="P42">TALLER DE EQUIPOS PARA OFICINA,C.A</text:p>
          </table:table-cell>
          <table:table-cell table:style-name="Tabla1.A2" office:value-type="string">
            <text:p text:style-name="P42">60</text:p>
          </table:table-cell>
          <table:table-cell table:style-name="Tabla1.A2" office:value-type="string">
            <text:p text:style-name="P42">40,00</text:p>
          </table:table-cell>
          <table:table-cell table:style-name="Tabla1.A1" office:value-type="string">
            <text:p text:style-name="P3">100,00</text:p>
          </table:table-cell>
        </table:table-row>
      </table:table>
      <text:p text:style-name="P35">* 0=No Presento</text:p>
      <text:p text:style-name="P12"/>
      <text:p text:style-name="P12"/>
      <text:p text:style-name="P12">CONCLUSIÓN:</text:p>
      <text:p text:style-name="P12"/>
      <text:p text:style-name="P14">La Dirección de Administración y Presupuesto (Unidad Contratante) invitó a participar a las empresas ICONGRAPH L.B.C., C.A., IMPRESOS Y SISTEMAS G.33, C.A. Y TALLER DE EQUIPOS PARA OFICINA, C.A. para el procedimiento Nº CEM-PC-02-01-0037-2014, realizado bajo la modalidad de consulta de precio, para la Adquisición de Sellos para uso exclusivo de este Órgano de Control Fiscal, quienes cuentan con experiencia en todo lo relacionado con el ramo, de las cuales sólo  IMPRESOS Y SISTEMAS G.33, C.A. Y TALLER DE EQUIPOS PARA OFICINA, C.A. presentaron ofertas, de igual manera se efectuó la revisión y análisis de la documentación contenida en el expediente administrativo, a la luz de la normativa legal vigente, esta Dirección concluye que en el caso bajo análisis, que de las empresas oferentes, TALLER DE EQUIPOS PARA OFICINA, C.A. es quien cumple con las especificaciones técnicas establecidas en las invitaciones, ofertando todos los renglones requeridos a menor costo, ofreciendo además calidad de servicio y tiempo de respuesta.</text:p>
      <text:p text:style-name="P32"/>
      <text:p text:style-name="P27"/>
      <text:p text:style-name="P12">RECOMENDACIÓN:</text:p>
      <text:p text:style-name="P17">En atención al estudio y análisis realizado a las ofertas presentadas, y que existe disponibilidad presupuestaria y financiera, ésta Unidad Contratante determino que la empresa TALLER DE EQUIPOS PARA OFICINA, C.A., califica como ganadora en el presente procedimiento de selección de contratistas, por ajustarse al requerimiento según las especificaciones preestablecidas, contando además con servicio en todo lo relacionado con el ramo de tipografía, impresiones digitales y sellos en genral, aspectos que nos permiten realizar la siguiente recomendación. Se recomienda de conformidad con lo previsto en el artículo 85 de la Ley de Contrataciones Públicas; publicada en Gaceta Oficial de la República Bolivariana de Venezuela Nº 39.503 de fecha 06/09/2010, otorgar la Adjudicación para el procedimiento Nº CEM-PC-02-01-0037-2014 realizado bajo la modalidad de Consulta de Precios, para la Adquisición de Sellos para uso exclusivo de éste Órgano de Control Fiscal a la empresa  TALLER DE EQUIPOS PARA OFICINA, C.A. RIF j-080068181 por un monto de BOLÍVARES VEINTIUN MIL NOVECIENTOS CINCUENTA Y DOS CON CERO CÉNTIMOS (Bs. 21.952,00) incluye IVA para los siguientes renglones:<text:line-break/><text:line-break/>RENGLON	DESCRIPCION	UNIDAD DE MEDIDA	CANTIDAD<text:line-break/>1	Sello de Caucho Redondo de 4 cm de Diámetro	Unidad	SEIS (06)<text:line-break/>2	Sello de Caucho Redondo de 3,5 cm de Diámetro	Unidad	NUEVE (9)<text:line-break/>3	Sello de Caucho Redondo de 3 cm de Diámetro	Unidad	VEINTINUEVE (29)<text:line-break/>4	Sello de Caucho Rectangular de 4.5 x 9.5 cm 	Unidad	UNO (01)<text:line-break/>5	Sello de Caucho Rectangular de 4.0 x 6.0 cm 	Unidad	UNO (01)<text:line-break/>6	Sello de Caucho Rectangular de 2.5 x 4.5 cm 	Unidad	UNO (01)<text:line-break/>7	Sello de Caucho Rectangular de Recibido 3.0  x 5.0 cm 	Unidad	CINCO (05)<text:line-break/><text:line-break/><text:line-break/></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RENA CAROLINA SALAS VÁSQUEZ</text:p>
            <text:p text:style-name="P24">JEFE DE LA DIVISIÓN DE ADMINISTRACIóN Y TESORERIA</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